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1.85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2cm" fo:min-width="2.723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3.025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cm" fo:min-width="5.097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1.487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2.464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.436cm" fo:min-width="0.212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4.844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5cm" fo:min-width="5.09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2cm" fo:min-width="5.505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4.169cm" fo:min-width="0.611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cm" fo:min-width="4.791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2.775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2.192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dash" draw:stroke-dash="Dashed_20__28_var_29__20_4" svg:stroke-width="0.026cm" svg:stroke-color="#000000" draw:stroke-linejoin="round" draw:fill="none" draw:textarea-vertical-align="middle" draw:auto-grow-height="false" draw:fit-to-size="false" style:shrink-to-fit="false" fo:min-height="4.345cm" fo:min-width="1.99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dash" draw:stroke-dash="Dashed_20__28_var_29__20_4" svg:stroke-width="0.026cm" svg:stroke-color="#000000" draw:stroke-linejoin="round" draw:fill="none" draw:textarea-vertical-align="middle" draw:auto-grow-height="false" draw:fit-to-size="false" style:shrink-to-fit="false" fo:min-height="4.606cm" fo:min-width="1.99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3.31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3pt" style:font-size-asian="13pt" style:font-size-complex="13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 style:font-size-asian="13pt" style:font-size-complex="13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3pt" style:font-size-asian="13pt" style:font-size-complex="13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 style:font-size-asian="13pt" style:font-size-complex="13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3pt" style:font-size-complex="13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 style:font-size-asian="13pt" style:font-size-complex="13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Neue" fo:font-size="13pt" fo:letter-spacing="normal" fo:font-style="normal" style:text-underline-style="none" fo:font-weight="normal" style:font-name-asian="Helvetica Neue" style:font-size-asian="13pt" style:font-style-asian="normal" style:font-weight-asian="normal" style:font-name-complex="Helvetica Neue" style:font-size-complex="13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Helvetica Neue" fo:font-size="13pt" fo:letter-spacing="normal" fo:font-style="italic" style:text-underline-style="none" fo:font-weight="normal" style:font-name-asian="Helvetica Neue" style:font-size-asian="13pt" style:font-style-asian="italic" style:font-weight-asian="normal" style:font-name-complex="Helvetica Neue" style:font-size-complex="13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Google Shape;144;p28" draw:style-name="gr1" draw:text-style-name="P2" draw:layer="layout" svg:width="2.357cm" svg:height="1.036cm" svg:x="4.084cm" svg:y="7.249cm">
          <text:p text:style-name="P1"><text:span text:style-name="T1">Cho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8" draw:style-name="gr2" draw:text-style-name="P2" draw:layer="layout" svg:width="3.23cm" svg:height="1.619cm" svg:x="12.041cm" svg:y="6.957cm">
          <text:p text:style-name="P1"><text:span text:style-name="T1">Choice Decla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8" draw:style-name="gr3" draw:text-style-name="P2" draw:layer="layout" svg:width="3.532cm" svg:height="1.036cm" svg:x="11.903cm" svg:y="3.716cm">
          <text:p text:style-name="P1"><text:span text:style-name="T1">Commun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8" draw:style-name="gr4" draw:text-style-name="P3" draw:layer="layout" svg:width="5.597cm" svg:height="0.001cm" draw:transform="rotate (-3.14159265358979) translate (12.041cm 7.76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8;p28" draw:style-name="gr5" draw:text-style-name="P3" draw:layer="layout" svg:width="0.017cm" svg:height="1.737cm" draw:transform="rotate (-3.14159265358979) translate (13.688cm 6.49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0;p28" draw:style-name="gr6" draw:text-style-name="P5" draw:layer="layout" svg:width="2.971cm" svg:height="1.036cm" svg:x="15.436cm" svg:y="8.701cm">
          <text:p text:style-name="P4"><text:span text:style-name="T1">Re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8" draw:style-name="gr7" draw:text-style-name="P3" draw:layer="layout" svg:width="0.712cm" svg:height="0.686cm" svg:x="15.086cm" svg:y="8.3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2;p28" draw:style-name="gr8" draw:text-style-name="P7" draw:layer="layout" svg:width="5.351cm" svg:height="1.036cm" svg:x="13.656cm" svg:y="5.336cm">
          <text:p text:style-name="P6"><text:span text:style-name="T2">declared-b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8" draw:style-name="gr9" draw:text-style-name="P2" draw:layer="layout" svg:width="5.597cm" svg:height="1.152cm" svg:x="6.566cm" svg:y="7.656cm">
          <text:p text:style-name="P1"><text:span text:style-name="T2">refers-to-cho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8" draw:style-name="gr8" draw:text-style-name="P7" draw:layer="layout" svg:width="5.351cm" svg:height="1.036cm" svg:x="15.149cm" svg:y="7.714cm">
          <text:p text:style-name="P6"><text:span text:style-name="T2">chosen-re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8" draw:style-name="gr10" draw:text-style-name="P2" draw:layer="layout" svg:width="6.012cm" svg:height="1.619cm" svg:x="3.387cm" svg:y="0.45cm">
          <text:p text:style-name="P1"><text:span text:style-name="T1">FAIR Guiding Principles</text:span></text:p>
          <text:p text:style-name="P1"><text:span text:style-name="T1">(and Sub-Principl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8" draw:style-name="gr11" draw:text-style-name="P3" draw:layer="layout" svg:width="1.111cm" svg:height="4.419cm" draw:transform="rotate (-3.14159265358979) translate (6.389cm 6.49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8;p28" draw:style-name="gr8" draw:text-style-name="P7" draw:layer="layout" svg:width="5.351cm" svg:height="1.036cm" svg:x="5.632cm" svg:y="5.103cm">
          <text:p text:style-name="P6"><text:span text:style-name="T2">refers-to-princ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8" draw:style-name="gr6" draw:text-style-name="P2" draw:layer="layout" svg:width="2.971cm" svg:height="1.036cm" svg:x="3.777cm" svg:y="11.312cm">
          <text:p text:style-name="P1"><text:span text:style-name="T1">Challe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8" draw:style-name="gr2" draw:text-style-name="P2" draw:layer="layout" svg:width="3.23cm" svg:height="1.619cm" svg:x="12.041cm" svg:y="11.02cm">
          <text:p text:style-name="P1"><text:span text:style-name="T1">Challenge Decla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8" draw:style-name="gr12" draw:text-style-name="P3" draw:layer="layout" svg:width="5.291cm" svg:height="0.001cm" draw:transform="rotate (-3.14159265358979) translate (12.041cm 11.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2;p28" draw:style-name="gr13" draw:text-style-name="P3" draw:layer="layout" svg:width="0.001cm" svg:height="3.025cm" svg:x="5.263cm" svg:y="8.2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3;p28" draw:style-name="gr14" draw:text-style-name="P3" draw:layer="layout" svg:width="0.001cm" svg:height="2.442cm" svg:x="13.656cm" svg:y="8.5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4;p28" draw:style-name="gr9" draw:text-style-name="P2" draw:layer="layout" svg:width="5.597cm" svg:height="1.152cm" svg:x="6.792cm" svg:y="11.713cm">
          <text:p text:style-name="P1"><text:span text:style-name="T2">refers-to-challe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8" draw:style-name="gr15" draw:text-style-name="P8" draw:layer="layout" svg:width="3.532cm" svg:height="6.863cm" svg:x="3.515cm" svg:y="6.4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9;p28" draw:style-name="gr16" draw:text-style-name="P8" draw:layer="layout" svg:width="3.532cm" svg:height="7.232cm" svg:x="11.921cm" svg:y="6.4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6;p28" draw:style-name="gr17" draw:text-style-name="P2" draw:layer="layout" svg:width="3.823cm" svg:height="1.036cm" svg:x="11.732cm" svg:y="13.528cm">
          <text:p text:style-name="P1"><text:span text:style-name="T1">Decla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8" draw:style-name="gr8" draw:text-style-name="P10" draw:layer="layout" svg:width="5.351cm" svg:height="1.036cm" svg:x="-0.07cm" svg:y="9.044cm">
          <text:p text:style-name="P9"><text:span text:style-name="T2">related-challe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8" draw:style-name="gr8" draw:text-style-name="P10" draw:layer="layout" svg:width="5.351cm" svg:height="1.036cm" svg:x="8.392cm" svg:y="8.875cm">
          <text:p text:style-name="P9"><text:span text:style-name="T2">had-challe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Kuhn</meta:initial-creator>
    <meta:creation-date>2019-07-25T08:43:18.850052344</meta:creation-date>
    <dc:date>2019-07-25T08:46:37.995713853</dc:date>
    <dc:creator>Tobias Kuhn</dc:creator>
    <meta:editing-duration>PT3M19S</meta:editing-duration>
    <meta:editing-cycles>2</meta:editing-cycles>
    <meta:generator>LibreOffice/6.2.5.2$Linux_X86_64 LibreOffice_project/20$Build-2</meta:generator>
    <meta:document-statistic meta:object-count="24"/>
  </office:meta>
</office:document-meta>
</file>